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automatic-styles>
    <style:style style:name="P1" style:family="paragraph" style:parent-style-name="Standard">
      <style:text-properties style:font-name="Roboto" officeooo:rsid="001d0b83" officeooo:paragraph-rsid="001d0b83"/>
    </style:style>
    <style:style style:name="P2" style:family="paragraph" style:parent-style-name="Standard">
      <style:paragraph-properties fo:text-align="end" style:justify-single-word="false"/>
      <style:text-properties style:font-name="Roboto" officeooo:rsid="001d0b83" officeooo:paragraph-rsid="001d0b83"/>
    </style:style>
    <style:style style:name="P3" style:family="paragraph" style:parent-style-name="Text_20_body" style:list-style-name="L1">
      <style:text-properties officeooo:paragraph-rsid="001d0b83"/>
    </style:style>
    <style:style style:name="P4" style:family="paragraph" style:parent-style-name="Text_20_body" style:list-style-name="L2">
      <style:text-properties officeooo:rsid="001d0b83"/>
    </style:style>
    <style:style style:name="P5" style:family="paragraph" style:parent-style-name="Text_20_body" style:list-style-name="L3">
      <style:paragraph-properties fo:margin-left="0cm" fo:margin-right="0cm" fo:text-indent="0cm" style:auto-text-indent="false"/>
      <style:text-properties officeooo:rsid="001d0b83"/>
    </style:style>
    <style:style style:name="P6" style:family="paragraph" style:parent-style-name="Text_20_body" style:list-style-name="L4">
      <style:text-properties officeooo:rsid="001d0b83"/>
    </style:style>
    <style:style style:name="P7" style:family="paragraph" style:parent-style-name="Text_20_body" style:list-style-name="L5">
      <style:paragraph-properties fo:margin-left="0cm" fo:margin-right="0cm" fo:text-indent="0cm" style:auto-text-indent="false"/>
      <style:text-properties officeooo:rsid="001d0b83"/>
    </style:style>
    <style:style style:name="P8" style:family="paragraph" style:parent-style-name="Text_20_body" style:list-style-name="L6">
      <style:paragraph-properties fo:margin-left="0cm" fo:margin-right="0cm" fo:text-indent="0cm" style:auto-text-indent="false"/>
      <style:text-properties officeooo:rsid="001d0b83"/>
    </style:style>
    <style:style style:name="P9" style:family="paragraph" style:parent-style-name="Text_20_body" style:list-style-name="L7">
      <style:text-properties officeooo:rsid="001d0b83"/>
    </style:style>
    <style:style style:name="P10" style:family="paragraph" style:parent-style-name="Text_20_body" style:list-style-name="L7">
      <style:text-properties officeooo:paragraph-rsid="001d0b83"/>
    </style:style>
    <style:style style:name="P11" style:family="paragraph" style:parent-style-name="Text_20_body" style:list-style-name="L8">
      <style:text-properties officeooo:rsid="001d0b83" officeooo:paragraph-rsid="0020981c"/>
    </style:style>
    <style:style style:name="P12" style:family="paragraph" style:parent-style-name="Text_20_body" style:list-style-name="L9">
      <style:text-properties officeooo:rsid="001d0b83"/>
    </style:style>
    <style:style style:name="P13" style:family="paragraph" style:parent-style-name="Text_20_body" style:list-style-name="L9">
      <style:text-properties officeooo:paragraph-rsid="001d0b83"/>
    </style:style>
    <style:style style:name="P14" style:family="paragraph" style:parent-style-name="Text_20_body" style:list-style-name="L10">
      <style:text-properties officeooo:rsid="001d0b83"/>
    </style:style>
    <style:style style:name="P15" style:family="paragraph" style:parent-style-name="Text_20_body" style:list-style-name="L11">
      <style:text-properties officeooo:rsid="001d0b83"/>
    </style:style>
    <style:style style:name="P16" style:family="paragraph" style:parent-style-name="Text_20_body" style:list-style-name="L12">
      <style:text-properties officeooo:rsid="001d0b83"/>
    </style:style>
    <style:style style:name="P17" style:family="paragraph" style:parent-style-name="Text_20_body" style:list-style-name="L13">
      <style:text-properties officeooo:rsid="001d0b83"/>
    </style:style>
    <style:style style:name="P18" style:family="paragraph" style:parent-style-name="Text_20_body" style:list-style-name="L14">
      <style:text-properties officeooo:rsid="001d0b83"/>
    </style:style>
    <style:style style:name="P19" style:family="paragraph" style:parent-style-name="Text_20_body" style:list-style-name="L15">
      <style:text-properties officeooo:rsid="001d0b83"/>
    </style:style>
    <style:style style:name="P20" style:family="paragraph" style:parent-style-name="Text_20_body" style:list-style-name="L15">
      <style:text-properties officeooo:paragraph-rsid="001d0b83"/>
    </style:style>
    <style:style style:name="P21" style:family="paragraph" style:parent-style-name="Text_20_body">
      <style:paragraph-properties fo:margin-left="1.251cm" fo:text-indent="0cm" style:auto-text-indent="false"/>
      <style:text-properties officeooo:rsid="001d0b83"/>
    </style:style>
    <style:style style:name="P22" style:family="paragraph" style:parent-style-name="Text_20_body">
      <style:paragraph-properties fo:margin-left="1.251cm" fo:text-indent="0cm" style:auto-text-indent="false"/>
      <style:text-properties officeooo:rsid="001d0b83" officeooo:paragraph-rsid="001d0b83"/>
    </style:style>
    <style:style style:name="P23" style:family="paragraph" style:parent-style-name="Text_20_body" style:list-style-name="L16">
      <style:text-properties officeooo:rsid="001d0b83" officeooo:paragraph-rsid="001d0b83"/>
    </style:style>
    <style:style style:name="P24" style:family="paragraph" style:parent-style-name="Text_20_body">
      <style:text-properties style:font-name="Roboto" officeooo:rsid="001d0b83" officeooo:paragraph-rsid="001d0b83"/>
    </style:style>
    <style:style style:name="P25" style:family="paragraph" style:parent-style-name="Heading_20_3">
      <style:paragraph-properties fo:margin-left="1.251cm" fo:text-indent="0cm" style:auto-text-indent="false"/>
      <style:text-properties style:font-name="Roboto" officeooo:rsid="001d0b83" officeooo:paragraph-rsid="001d0b83"/>
    </style:style>
    <style:style style:name="P26" style:family="paragraph" style:parent-style-name="Text_20_body">
      <style:paragraph-properties fo:margin-left="1.251cm" fo:text-indent="0cm" style:auto-text-indent="false"/>
      <style:text-properties style:font-name="Roboto" officeooo:rsid="001d0b83"/>
    </style:style>
    <style:style style:name="P27" style:family="paragraph" style:parent-style-name="Text_20_body" style:list-style-name="L17">
      <style:text-properties style:font-name="Roboto" officeooo:rsid="001d0b83"/>
    </style:style>
    <style:style style:name="T1" style:family="text">
      <style:text-properties style:font-name="Roboto" officeooo:rsid="001d0b83"/>
    </style:style>
    <style:style style:name="T2" style:family="text">
      <style:text-properties style:font-name="Roboto"/>
    </style:style>
    <style:style style:name="T3" style:family="text">
      <style:text-properties style:font-name="Roboto" style:text-underline-style="none" officeooo:rsid="001f405f"/>
    </style:style>
    <style:style style:name="T4" style:family="text">
      <style:text-properties style:font-name="Roboto" style:text-underline-style="none"/>
    </style:style>
    <style:style style:name="T5" style:family="text">
      <style:text-properties style:font-name="Roboto" style:text-underline-style="solid" style:text-underline-width="auto" style:text-underline-color="font-color"/>
    </style:style>
    <style:style style:name="T6" style:family="text">
      <style:text-properties officeooo:rsid="001e93eb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1">Javier Rodríguez</text:p>
        <text:p text:style-name="P2">DIWEB</text:p>
      </text:section>
      <text:p text:style-name="P1"/>
      <text:p text:style-name="P1">Actividad 2. Diseño web en la actualidad.</text:p>
      <text:p text:style-name="P1"/>
      <text:list text:style-name="L1">
        <text:list-item>
          <text:p text:style-name="P3"><text:span text:style-name="Strong_20_Emphasis"><text:span text:style-name="T1">Fuentes más usadas</text:span></text:span><text:span text:style-name="T1">: Tipografías bold y sans-serif como Inter, Roboto, Montserrat y Poppins dominan por su legibilidad y estilo moderno. </text:span><text:span text:style-name="Emphasis"><text:span text:style-name="T1">Ejemplo</text:span></text:span><text:span text:style-name="T1">: Stripe usa Inter para una estética limpia y profesional.</text:span></text:p>
        </text:list-item>
      </text:list>
      <text:list text:style-name="L2">
        <text:list-item>
          <text:p text:style-name="P4"><text:span text:style-name="Strong_20_Emphasis"><text:span text:style-name="T2">Títulos</text:span></text:span><text:span text:style-name="T2">: Cada vez más grandes y expresivos. Se busca captar atención rápidamente. </text:span><text:span text:style-name="Emphasis"><text:span text:style-name="T2">Ejemplo</text:span></text:span><text:span text:style-name="T2">: Apple usa encabezados de pantalla completa en sus landing pages.</text:span></text:p>
        </text:list-item>
      </text:list>
      <text:list text:style-name="L3">
        <text:list-item>
          <text:p text:style-name="P5"><text:span text:style-name="Strong_20_Emphasis"><text:span text:style-name="T2">Imágenes</text:span></text:span><text:span text:style-name="T2">: Más grandes y protagonistas, a menudo ocupan todo el ancho de pantalla. </text:span><text:span text:style-name="Emphasis"><text:span text:style-name="T2">Ejemplo</text:span></text:span><text:span text:style-name="T2">: Airbnb muestra imágenes de destinos a pantalla completa para generar emoción.</text:span></text:p>
        </text:list-item>
      </text:list>
      <text:list text:style-name="L4">
        <text:list-item>
          <text:p text:style-name="P6"><text:span text:style-name="Strong_20_Emphasis"><text:span text:style-name="T2">Gráficos vectoriales</text:span></text:span><text:span text:style-name="T2">: </text:span><text:span text:style-name="T3">P</text:span><text:span text:style-name="T4">ermiten</text:span><text:span text:style-name="T2"> escalabilidad sin pérdida de calidad. </text:span><text:span text:style-name="Emphasis"><text:span text:style-name="T2">Ejemplo</text:span></text:span><text:span text:style-name="T2">: Susana Torralbo usa vectores personalizados para reforzar su branding.</text:span></text:p>
        </text:list-item>
      </text:list>
      <text:list text:style-name="L5">
        <text:list-item>
          <text:p text:style-name="P7"><text:span text:style-name="Strong_20_Emphasis"><text:span text:style-name="T2">Modo oscuro</text:span></text:span><text:span text:style-name="T2">: Popular por estética y reducción de fatiga visual. </text:span><text:span text:style-name="Emphasis"><text:span text:style-name="T2">Ejemplo</text:span></text:span><text:span text:style-name="T2">: Reddit y YouTube ofrecen modo oscuro como opción predeterminada.</text:span></text:p>
        </text:list-item>
      </text:list>
      <text:list text:style-name="L6">
        <text:list-item>
          <text:p text:style-name="P8"><text:span text:style-name="Strong_20_Emphasis"><text:span text:style-name="T2">Degradados</text:span></text:span><text:span text:style-name="T2">: Regresan con fuerza, ahora animados y complejos. </text:span><text:span text:style-name="Emphasis"><text:span text:style-name="T2">Ejemplo</text:span></text:span><text:span text:style-name="T2">: Spotify usa degradados dinámicos en sus fondos y botones.</text:span></text:p>
        </text:list-item>
      </text:list>
      <text:list text:style-name="L7">
        <text:list-item>
          <text:p text:style-name="P9"><text:span text:style-name="Strong_20_Emphasis"><text:span text:style-name="T2">Neoformismo y minimalismo</text:span></text:span><text:span text:style-name="T2">: El minimalismo sigue fuerte; el neoformismo (formas suaves y sombras sutiles) añade profundidad. </text:span><text:span text:style-name="Emphasis"><text:span text:style-name="T2">Ejemplo</text:span></text:span><text:span text:style-name="T2">: Interfaces como las de Notion combinan ambos estilos.</text:span></text:p>
        </text:list-item>
        <text:list-item>
          <text:p text:style-name="P10"><text:span text:style-name="Strong_20_Emphasis"><text:span text:style-name="T1">Responsive</text:span></text:span><text:span text:style-name="T1">: Diseño que se adapta a cualquier dispositivo. </text:span><text:span text:style-name="Emphasis"><text:span text:style-name="T1">Ejemplo</text:span></text:span><text:span text:style-name="T1">: La web de IKEA se ajusta perfectamente a móviles, tablets y ordenadores.</text:span></text:p>
        </text:list-item>
      </text:list>
      <text:list text:style-name="L8">
        <text:list-item>
          <text:p text:style-name="P11"><text:span text:style-name="Strong_20_Emphasis"><text:span text:style-name="T2">Scrolling design</text:span></text:span><text:span text:style-name="T2">:</text:span></text:p>
          <text:p text:style-name="P11"><text:span text:style-name="Emphasis"><text:span text:style-name="T5">Scroll infinito</text:span></text:span><text:span text:style-name="T2">: Carga continua de contenido sin paginación. </text:span><text:span text:style-name="Emphasis"><text:span text:style-name="T2">Ejemplo</text:span></text:span><text:span text:style-name="T2">: Instagram y TikTok.</text:span></text:p>
          <text:p text:style-name="P11"><text:span text:style-name="Emphasis"><text:span text:style-name="T5">Efecto parallax</text:span></text:span><text:span text:style-name="T2">: Capas que se mueven a distintas velocidades al hacer scroll. </text:span><text:span text:style-name="Emphasis"><text:span text:style-name="T2">Ejemplo</text:span></text:span><text:span text:style-name="T2">: Webs como Apple y Nike lo usan para crear profundidad visual.</text:span></text:p>
        </text:list-item>
      </text:list>
      <text:list text:style-name="L9">
        <text:list-item>
          <text:p text:style-name="P12"><text:span text:style-name="Strong_20_Emphasis"><text:span text:style-name="T2">Microinteracciones</text:span></text:span><text:span text:style-name="T2">: Animaciones pequeñas que responden a acciones del usuario. </text:span><text:span text:style-name="Emphasis"><text:span text:style-name="T2">Ejemplo</text:span></text:span><text:span text:style-name="T2">: Botones que cambian de color al pasar el cursor en la web de Dropbox.</text:span></text:p>
        </text:list-item>
        <text:list-item>
          <text:p text:style-name="P13"><text:span text:style-name="Strong_20_Emphasis"><text:span text:style-name="T1">WebXR (AR y VR)</text:span></text:span><text:span text:style-name="T1">: Permite experiencias inmersivas en realidad aumentada y virtual. </text:span><text:span text:style-name="Emphasis"><text:span text:style-name="T1">Ejemplo</text:span></text:span><text:span text:style-name="T1">: Mozilla Hubs ofrece salas virtuales accesibles desde el navegador.</text:span></text:p>
        </text:list-item>
      </text:list>
      <text:list text:style-name="L10">
        <text:list-item>
          <text:p text:style-name="P14"><text:soft-page-break/><text:span text:style-name="Strong_20_Emphasis"><text:span text:style-name="T2">WebGL</text:span></text:span><text:span text:style-name="T2">: Motor gráfico para renderizar 3D en tiempo real. </text:span><text:span text:style-name="Emphasis"><text:span text:style-name="T2">Ejemplo</text:span></text:span><text:span text:style-name="T2">: Google Earth Web usa WebGL para mostrar el planeta en 3D.</text:span></text:p>
        </text:list-item>
      </text:list>
      <text:list text:style-name="L11">
        <text:list-item>
          <text:p text:style-name="P15"><text:span text:style-name="Strong_20_Emphasis"><text:span text:style-name="T2">SPA (Single Page Applications)</text:span></text:span><text:span text:style-name="T2">: Webs que cargan una sola página y actualizan contenido dinámicamente. </text:span><text:span text:style-name="Emphasis"><text:span text:style-name="T2">Ejemplo</text:span></text:span><text:span text:style-name="T2">: Gmail y Trello.</text:span></text:p>
        </text:list-item>
      </text:list>
      <text:list text:style-name="L12">
        <text:list-item>
          <text:p text:style-name="P16"><text:span text:style-name="Strong_20_Emphasis"><text:span text:style-name="T2">PWA (Progressive Web Apps)</text:span></text:span><text:span text:style-name="T2">: Aplicaciones web que funcionan offline y se instalan como apps nativas. </text:span><text:span text:style-name="Emphasis"><text:span text:style-name="T2">Ejemplo</text:span></text:span><text:span text:style-name="T2">: Twitter Lite.</text:span></text:p>
        </text:list-item>
      </text:list>
      <text:list text:style-name="L13">
        <text:list-item>
          <text:p text:style-name="P17"><text:span text:style-name="Strong_20_Emphasis"><text:span text:style-name="T2">WebAssembly</text:span></text:span><text:span text:style-name="T2">: Permite ejecutar código de alto rendimiento en el navegador. </text:span><text:span text:style-name="Emphasis"><text:span text:style-name="T2">Ejemplo</text:span></text:span><text:span text:style-name="T2">: Figma usa WebAssembly para renderizar gráficos complejos.</text:span></text:p>
        </text:list-item>
      </text:list>
      <text:list text:style-name="L14">
        <text:list-item>
          <text:p text:style-name="P18"><text:span text:style-name="Strong_20_Emphasis"><text:span text:style-name="T2">Búsqueda y navegación por voz</text:span></text:span><text:span text:style-name="T2">: Interfaces que responden a comandos hablados. </text:span><text:span text:style-name="Emphasis"><text:span text:style-name="T2">Ejemplo</text:span></text:span><text:span text:style-name="T2">: Amazon Alexa.</text:span></text:p>
        </text:list-item>
      </text:list>
      <text:list text:style-name="L15">
        <text:list-item>
          <text:p text:style-name="P19"><text:span text:style-name="Strong_20_Emphasis"><text:span text:style-name="T2">IA</text:span></text:span><text:span text:style-name="T2">: Personalización, generación de contenido y asistentes virtuales. </text:span><text:span text:style-name="Emphasis"><text:span text:style-name="T2">Ejemplo</text:span></text:span><text:span text:style-name="T2">: Chatbots como el de Sephora ayudan a elegir productos.</text:span></text:p>
        </text:list-item>
        <text:list-item>
          <text:p text:style-name="P20"><text:span text:style-name="Strong_20_Emphasis"><text:span text:style-name="T1">Frameworks JS</text:span></text:span><text:span text:style-name="T1">:</text:span></text:p>
        </text:list-item>
      </text:list>
      <text:p text:style-name="P21"><text:span text:style-name="Emphasis"><text:span text:style-name="T5">Angular</text:span></text:span><text:span text:style-name="T2">: Ideal para apps empresariales complejas.</text:span></text:p>
      <text:p text:style-name="P21"><text:span text:style-name="Emphasis"><text:span text:style-name="T5">React</text:span></text:span><text:span text:style-name="T2">: Popular por su flexibilidad y rendimiento.</text:span></text:p>
      <text:p text:style-name="P22"><text:span text:style-name="Emphasis"><text:span text:style-name="T5">Vue</text:span></text:span><text:span text:style-name="T2">: Ligero y fácil de aprender. </text:span><text:span text:style-name="Emphasis"><text:span text:style-name="T2">Ejemplo</text:span></text:span><text:span text:style-name="T2">: Netflix usa React, Alibaba usa Vue.</text:span></text:p>
      <text:list text:style-name="L16">
        <text:list-item>
          <text:p text:style-name="P23"><text:span text:style-name="Strong_20_Emphasis"><text:span text:style-name="T2">Frameworks CSS</text:span></text:span><text:span text:style-name="T2">:</text:span></text:p>
        </text:list-item>
      </text:list>
      <text:p text:style-name="P21"><text:span text:style-name="Emphasis"><text:span text:style-name="T5">Bootstrap</text:span></text:span><text:span text:style-name="T2">: Componentes listos para usar y diseño responsive.</text:span></text:p>
      <text:p text:style-name="P21"><text:span text:style-name="Emphasis"><text:span text:style-name="T5">Foundation</text:span></text:span><text:span text:style-name="T2">: Más flexible, ideal para proyectos personalizados. </text:span><text:span text:style-name="Emphasis"><text:span text:style-name="T2">Ejemplo</text:span></text:span><text:span text:style-name="T2">: LinkedIn usa Bootstrap para su interfaz.</text:span></text:p>
      <text:p text:style-name="P24"/>
      <text:h text:style-name="P25" text:outline-level="3">¿Por qué los logos se están volviendo más planos?</text:h>
      <text:p text:style-name="P26">Los logos planos se <text:span text:style-name="T6">están haciendo mas populares</text:span> por varias razones:</text:p>
      <text:list text:style-name="L17">
        <text:list-item>
          <text:list>
            <text:list-item>
              <text:p text:style-name="P27">Mejor legibilidad en pantallas pequeñas.</text:p>
            </text:list-item>
            <text:list-item>
              <text:p text:style-name="P27">Mayor compatibilidad con modo oscuro y claro.</text:p>
            </text:list-item>
            <text:list-item>
              <text:p text:style-name="P27">Carga más rápida en web y apps.</text:p>
            </text:list-item>
            <text:list-item>
              <text:p text:style-name="P27">Adaptabilidad a múltiples formatos.</text:p>
            </text:list-item>
            <text:list-item>
              <text:p text:style-name="P27">Estética minimalista que transmite modernidad y claridad.</text:p>
            </text:list-item>
          </text:list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9:59:56.397934800</meta:creation-date>
    <dc:date>2025-09-29T17:42:36.263695300</dc:date>
    <meta:editing-duration>PT21M2S</meta:editing-duration>
    <meta:editing-cycles>4</meta:editing-cycles>
    <meta:generator>LibreOffice/25.2.5.2$Windows_X86_64 LibreOffice_project/03d19516eb2e1dd5d4ccd751a0d6f35f35e08022</meta:generator>
    <meta:print-date>2025-09-22T20:09:43.434837800</meta:print-date>
    <meta:printed-by>Archivos PDF</meta:printed-by>
    <meta:document-statistic meta:table-count="0" meta:image-count="0" meta:object-count="0" meta:page-count="2" meta:paragraph-count="36" meta:word-count="509" meta:character-count="3359" meta:non-whitespace-character-count="2912"/>
  </office:meta>
</office:document-meta>
</file>